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DWDLVariableName</text:span>“ </text:p>
      <text:p text:style-name="P3"><text:s text:c="5"/>type=“<text:span text:style-name="T1">DWDLVariableType</text:span>“</text:p>
      <text:p text:style-name="P3"><text:s text:c="5"/>configurationVarialbe=“<text:span text:style-name="T1">yes|no</text:span>“&gt;</text:p>
      <text:p text:style-name="P3"><text:s text:c="6"/>&lt;initialValue&gt;</text:p>
      <text:p text:style-name="P3"><text:s text:c="8"/><text:span text:style-name="T1">any Literal</text:span></text:p>
      <text:p text:style-name="P3"><text:s text:c="6"/>&lt;/initialValue&gt;</text:p>
      <text:p text:style-name="P3"><text:s text:c="4"/>&lt;/variable&gt;</text:p>
      <text:p text:style-name="P3"><text:s text:c="4"/>&lt;variable name=“<text:span text:style-name="T1">DWDLVarialbeName</text:span>“</text:p>
      <text:p text:style-name="P3"><text:s text:c="5"/>type=“<text:span text:style-name="T1">DWDLVariableType</text:span>“</text:p>
      <text:p text:style-name="P3"><text:s text:c="5"/>configurationVarialbe=“<text:span text:style-name="T1">yes|no</text:span>“&gt;</text:p>
      <text:p text:style-name="P3"><text:s text:c="6"/>&lt;intialValues&gt;</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DWDLVariableName</text:span>“ </text:p>
      <text:p text:style-name="P3"><text:s text:c="5"/>type=“<text:span text:style-name="T1">anyType</text:span>“</text:p>
      <text:p text:style-name="P3"><text:s text:c="5"/>configurationVarialbe=“<text:span text:style-name="T1">yes|no</text:span>“&gt;</text:p>
      <text:p text:style-name="P3"><text:s text:c="6"/>&lt;initialValue&gt;</text:p>
      <text:p text:style-name="P3"><text:s text:c="8"/><text:span text:style-name="T1">any Content</text:span></text:p>
      <text:p text:style-name="P3"><text:s text:c="6"/>&lt;/initialValue&gt;</text:p>
      <text:p text:style-name="P3"><text:s text:c="4"/>&lt;/variable&gt;</text:p>
      <text:p text:style-name="P3"><text:s text:c="2"/>&lt;/variables&gt;</text:p>
      <text:p text:style-name="P3"/>
      <text:p text:style-name="P3"><text:s text:c="2"/>&lt;roles&gt; ?</text:p>
      <text:p text:style-name="P3"><text:s text:c="4"/>&lt;role name=“<text:span text:style-name="T1">NCName</text:span>“&gt; ?</text:p>
      <text:p text:style-name="P3"><text:s text:c="6"/>&lt;actor userid=“<text:span text:style-name="T1">ID</text:span>“&gt; +</text:p>
      <text:p text:style-name="P3"><text:s text:c="4"/>&lt;/role&gt;</text:p>
      <text:p text:style-name="P3"><text:s text:c="4"/>&lt;actor name=“<text:span text:style-name="T1">NCName</text:span>“ userid=“<text:span text:style-name="T1">ID</text:span>“ /&gt; *</text:p>
      <text:p text:style-name="P3"><text:s text:c="2"/>&lt;/roles&gt;</text:p>
      <text:p text:style-name="P3"/>
      <text:p text:style-name="P3"><text:s text:c="2"/>&lt;faultHandler&gt; ?</text:p>
      <text:p text:style-name="P3"><text:s text:c="4"/>&lt;faultMessage&gt;</text:p>
      <text:p text:style-name="P3"><text:s text:c="6"/><text:span text:style-name="T1">any content</text:span></text:p>
      <text:p text:style-name="P3"><text:s text:c="4"/>&lt;/faultMessage&gt;</text:p>
      <text:p text:style-name="P3"><text:s text:c="4"/>&lt;informant&gt; +</text:p>
      <text:p text:style-name="P3"><text:s text:c="6"/>&lt;name&gt;“<text:span text:style-name="T1">NCName</text:span><text:span text:style-name="T2">|</text:span><text:span text:style-name="T1">$DWDLVariableName</text:span>“&lt;/name&gt;</text:p>
      <text:p text:style-name="P3"><text:s text:c="6"/>&lt;email&gt;“<text:span text:style-name="T1">NCName</text:span><text:span text:style-name="T2">|</text:span><text:span text:style-name="T1">$DWDLVarialbeName</text:span>“&lt;/email&gt; ?</text:p>
      <text:p text:style-name="P3"><text:s text:c="4"/>&lt;/informant&gt;</text:p>
      <text:p text:style-name="P3"><text:s text:c="2"/>&lt;/faultHandler&gt; </text:p>
      <text:p text:style-name="P3"><text:soft-page-break/></text:p>
      <text:p text:style-name="P3"><text:s text:c="2"/>&lt;nodes&gt; ?</text:p>
      <text:p text:style-name="P3"/>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gt;</text:p>
      <text:p text:style-name="P3"><text:s text:c="8"/>&lt;informant&gt; +</text:p>
      <text:p text:style-name="P3"><text:s text:c="10"/>&lt;name&gt;“<text:span text:style-name="T1">NCName</text:span><text:span text:style-name="T2">|</text:span><text:span text:style-name="T1">$DWDLVariableName</text:span>“&lt;/name&gt;</text:p>
      <text:p text:style-name="P3"><text:s text:c="10"/>&lt;email&gt;“<text:span text:style-name="T1">NCName</text:span><text:span text:style-name="T2">|</text:span><text:span text:style-name="T1">$DWDLVarialbeName</text:span>“&lt;/email&gt; ?</text:p>
      <text:p text:style-name="P3"><text:s text:c="8"/>&lt;/informant&gt;</text:p>
      <text:p text:style-name="P3"><text:s text:c="6"/>&lt;/notification&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oft-page-break/><text:s text:c="8"/>&lt;source arcId=“<text:span text:style-name="T1">IDREF</text:span>“/&gt; +</text:p>
      <text:p text:style-name="P3"><text:s text:c="6"/>&lt;/sources&gt;</text:p>
      <text:p text:style-name="P3"><text:s text:c="6"/>&lt;condition order=“<text:span text:style-name="T1">DWDLVariableType</text:span>“&gt;</text:p>
      <text:p text:style-name="P3"><text:s text:c="8"/>&lt;left-operand&gt;<text:span text:style-name="T1">left-spec</text:span>&lt;/left-operand&gt; ?</text:p>
      <text:p text:style-name="P3"><text:s text:c="8"/>&lt;operator&gt;<text:span text:style-name="T1">op-spec</text:span>&lt;/operator&gt; ?</text:p>
      <text:p text:style-name="P3"><text:s text:c="8"/>&lt;right-operand&gt;<text:span text:style-name="T1">right-spec</text:span>&lt;/right-operand&gt; ?</text:p>
      <text:p text:style-name="P3"><text:s text:c="8"/>&lt;nodes&gt;...&lt;/nodes&gt;</text:p>
      <text:p text:style-name="P3"><text:s text:c="8"/>&lt;arcs&gt;...&lt;/arcs&gt;</text:p>
      <text:p text:style-name="P3"><text:s text:c="6"/>&lt;/condtion&gt; +</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
      <text:p text:style-name="P3"/>
      <text:p text:style-name="P3"><text:s text:c="6"/>&lt;startCounterValue&gt;</text:p>
      <text:p text:style-name="P3"><text:s text:c="8"/><text:span text:style-name="T1">start-spec</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final-spec</text:span></text:p>
      <text:p text:style-name="P3"><text:span text:style-name="T2"><text:s text:c="6"/>&lt;/</text:span>finalCounterValue&gt;</text:p>
      <text:p text:style-name="P3"><text:s text:c="6"/>&lt;completionCondition&gt;</text:p>
      <text:p text:style-name="P3"><text:s text:c="8"/><text:span text:style-name="T1">comp-spec</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inputVariable </text:p>
      <text:p text:style-name="P3"><text:s text:c="7"/>name=“<text:span text:style-name="T1">DWDLVariableName“</text:span></text:p>
      <text:p text:style-name="P3"><text:soft-page-break/><text:s text:c="7"/>targetProperty=“<text:span text:style-name="T1">NCName</text:span>“ /&gt;<text:span text:style-name="T1"> </text:span><text:span text:style-name="T4">+</text:span></text:p>
      <text:p text:style-name="P3"><text:s text:c="6"/>&lt;outputVariable</text:p>
      <text:p text:style-name="P3"><text:s text:c="7"/>name=“<text:span text:style-name="T1">DWDLVariableName“</text:span></text:p>
      <text:p text:style-name="P3"><text:span text:style-name="T1"><text:s text:c="7"/></text:span><text:span text:style-name="T4">sourceProperty=“</text:span><text:span text:style-name="T1">NCName</text:span><text:span text:style-name="T4">“ /&gt;</text:span><text:span text:style-name="T2"> *</text:span></text:p>
      <text:p text:style-name="P6"><text:s text:c="7"/>&lt;any&gt; … &lt;/any&gt;</text:p>
      <text:p text:style-name="P3"><text:s text:c="4"/>&lt;/invokeNode&gt;</text:p>
      <text:p text:style-name="P3"><text:s/></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10"/>
      <text:p text:style-name="P10"/>
      <text:p text:style-name="P9">2. Variables typ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3">Simple types</text:p>
          </table: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C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C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C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C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C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C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11"><text:soft-page-break/></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2">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ile</text:p>
          </table:table-cell>
          <table:table-cell table:style-name="Tabelle2.B3" office:value-type="string">
            <text:p text:style-name="P12">„anyURI“</text:p>
          </table:table-cell>
          <table:table-cell table:style-name="Tabelle2.C2" office:value-type="string">
            <text:p text:style-name="P12"><text:span text:style-name="T3">The lexical space of anyURI is finite-length character sequences which are legal URIs according to [Uniform Resource Identifiers (URI): Generic Syntax.], as amended by [Format for Literal IPv6 Addresses in URL's</text:span><text:span text:style-name="T3">]. </text:span></text:p>
          </table:table-cell>
        </table:table-row>
        <table:table-row>
          <table:table-cell table:style-name="Tabelle2.A2" office:value-type="string">
            <text:p text:style-name="P12">Any Type</text:p>
          </table:table-cell>
          <table:table-cell table:style-name="Tabelle2.B3" office:value-type="string">
            <text:p text:style-name="P12">„anyType“</text:p>
          </table:table-cell>
          <table:table-cell table:style-name="Tabelle2.C2" office:value-type="string">
            <text:p text:style-name="P12">See Basic Structure Section</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ext:p text:style-name="P12">see SRS 4.4.2.<text:tab/>If container</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ext:p text:style-name="P12">see SRS 4.4.2.<text:tab/>If container</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 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x=“<text:span text:style-name="T1">NCName</text:span>“ y=“<text:span text:style-name="T1">NCName</text:span>“ width=“<text:span text:style-name="T1">NCName</text:span>“ height=“<text:span text:style-name="T1">NCName</text:span>“/&gt;</text:p>
      <text:p text:style-name="P3"><text:s text:c="2"/>&lt;targets&gt;</text:p>
      <text:p text:style-name="P3"><text:s text:c="4"/>&lt;target arcId=“<text:span text:style-name="T1">IDREF</text:span>“ /&gt; +</text:p>
      <text:p text:style-name="P3"><text:soft-page-break/><text:s text:c="2"/>&lt;/targets&gt;</text:p>
      <text:p text:style-name="P3"><text:s text:c="2"/>&lt;sources&gt;</text:p>
      <text:p text:style-name="P3"><text:s text:c="4"/>&lt;source arcId=“<text:span text:style-name="T1">IDREF</text:span>“/&gt; +</text:p>
      <text:p text:style-name="P3"><text:s text:c="2"/>&lt;/sources&gt;</text:p>
      <text:p text:style-name="P3"><text:s text:c="2"/>&lt;inputVariable </text:p>
      <text:p text:style-name="P3"><text:s text:c="3"/>name=“<text:span text:style-name="T1">DWDLVariableName“</text:span></text:p>
      <text:p text:style-name="P3"><text:s text:c="3"/>targetProperty=“<text:span text:style-name="T1">To</text:span>“ /&gt;<text:span text:style-name="T1"> </text:span></text:p>
      <text:p text:style-name="P7"><text:s text:c="2"/>&lt;inputVariable</text:p>
      <text:p text:style-name="P7"><text:s text:c="3"/>name=“<text:span text:style-name="T1">DWDLVariableName</text:span>“</text:p>
      <text:p text:style-name="P3"><text:span text:style-name="T4"><text:s text:c="3"/>targerProperty=“</text:span><text:span text:style-name="T1">CC</text:span><text:span text:style-name="T4">“ /&gt;</text:span></text:p>
      <text:p text:style-name="P7"><text:s text:c="2"/>&lt;inputVariable</text:p>
      <text:p text:style-name="P7"><text:s text:c="3"/>name=“<text:span text:style-name="T1">DWDLVariableName</text:span>“</text:p>
      <text:p text:style-name="P3"><text:span text:style-name="T4"><text:s text:c="3"/>targetProperty=“</text:span><text:span text:style-name="T1">BCC</text:span><text:span text:style-name="T4">“ /&gt;</text:span></text:p>
      <text:p text:style-name="P2"><text:s text:c="2"/>&lt;inputVariable</text:p>
      <text:p text:style-name="P7"><text:s text:c="3"/>name=“<text:span text:style-name="T1">DWDLVariableName</text:span>“</text:p>
      <text:p text:style-name="P3"><text:span text:style-name="T4"><text:s text:c="3"/>targetProperty=“</text:span><text:span text:style-name="T1">Subject</text:span><text:span text:style-name="T4">“ /&gt;</text:span></text:p>
      <text:p text:style-name="P2"><text:s text:c="2"/>&lt;inputVariable</text:p>
      <text:p text:style-name="P7"><text:s text:c="3"/>name=“<text:span text:style-name="T1">DWDLVariableName</text:span>“</text:p>
      <text:p text:style-name="P3"><text:span text:style-name="T4"><text:s text:c="3"/>targetProperty=“</text:span><text:span text:style-name="T1">Message</text:span><text:span text:style-name="T4">“ /&gt;</text:span></text:p>
      <text:p text:style-name="P7"><text:s text:c="2"/>&lt;inputVariable</text:p>
      <text:p text:style-name="P7"><text:s text:c="3"/>name=“<text:span text:style-name="T1">DWDLVariableName</text:span>“</text:p>
      <text:p text:style-name="P3"><text:span text:style-name="T4"><text:s text:c="3"/>targetProperty=“</text:span><text:span text:style-name="T1">Attachment</text:span><text:span text:style-name="T4">“ /&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x=“<text:span text:style-name="T1">NCName</text:span>“ y=“<text:span text:style-name="T1">NCName</text:span>“ width=“<text:span text:style-name="T1">NCName</text:span>“ 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inputVariable </text:p>
      <text:p text:style-name="P3"><text:s text:c="7"/>name=“<text:span text:style-name="T1">DWDLVariableName“</text:span></text:p>
      <text:p text:style-name="P3"><text:s text:c="7"/>targetProperty=“<text:span text:style-name="T1">WFM-ID</text:span>“ /&gt;</text:p>
      <text:p text:style-name="P3"><text:s text:c="6"/>&lt;inputVariable </text:p>
      <text:p text:style-name="P3"><text:s text:c="7"/>name=“<text:span text:style-name="T1">DWDLVariableName“</text:span></text:p>
      <text:p text:style-name="P3"><text:s text:c="7"/>targetProperty=“<text:span text:style-name="T1">user</text:span>“ /&gt;<text:span text:style-name="T1"> </text:span></text:p>
      <text:p text:style-name="P3"><text:s text:c="6"/>&lt;inputVariable </text:p>
      <text:p text:style-name="P3"><text:s text:c="7"/>name=“<text:span text:style-name="T1">DWDLVariableName“</text:span></text:p>
      <text:p text:style-name="P3"><text:s text:c="7"/>targetProperty=“<text:span text:style-name="T1">name</text:span>“ /&gt;</text:p>
      <text:p text:style-name="P3"><text:s text:c="6"/>&lt;inputVariable </text:p>
      <text:p text:style-name="P3"><text:s text:c="7"/>name=“<text:span text:style-name="T1">DWDLVariableName“</text:span></text:p>
      <text:p text:style-name="P3"><text:s text:c="7"/>targetProperty=“<text:span text:style-name="T1">description</text:span>“ /&gt;</text:p>
      <text:p text:style-name="P3"><text:s text:c="6"/>&lt;outputVariable</text:p>
      <text:p text:style-name="P3"><text:s text:c="7"/>name=“<text:span text:style-name="T1">DWDLVariableName“</text:span></text:p>
      <text:p text:style-name="P3"><text:soft-page-break/><text:span text:style-name="T1"><text:s text:c="7"/></text:span><text:span text:style-name="T4">sourceProperty=“</text:span><text:span text:style-name="T1">taskresult</text:span><text:span text:style-name="T4">“ /&gt;</text:span></text:p>
      <text:p text:style-name="P6"><text:s text:c="7"/>&lt;form&gt;</text:p>
      <text:p text:style-name="P6"><text:s text:c="9"/>&lt;input name="<text:span text:style-name="T1">NCName</text:span>" type="<text:span text:style-name="T1">string</text:span>"&gt;<text:line-break/> <text:s text:c="10"/>&lt;label&gt;<text:span text:style-name="T1">any string</text:span>&lt;/label&gt;<text:line-break/> <text:s text:c="10"/>&lt;hint&gt;<text:span text:style-name="T1">any string</text:span>&lt;/hint&gt;<text:line-break/> <text:s text:c="8"/>&lt;/input&gt;<text:line-break/> <text:s text:c="8"/>&lt;input name="<text:span text:style-name="T1">NCName</text:span>" type="<text:span text:style-name="T1">anyURI</text:span>"&gt;<text:line-break/> <text:s text:c="10"/>&lt;label&gt;<text:span text:style-name="T1">any string</text:span>&lt;/label&gt;<text:line-break/> <text:s text:c="10"/>&lt;hint&gt;<text:span text:style-name="T1">any string</text:span>&lt;/hint&gt;<text:line-break/> <text:s text:c="8"/>&lt;/input&gt;</text:p>
      <text:p text:style-name="P6"><text:s text:c="9"/>&lt;display name=“<text:span text:style-name="T1">NCName</text:span>“ type=“<text:span text:style-name="T1">string</text:span>“&gt;</text:p>
      <text:p text:style-name="P6"><text:s text:c="11"/>&lt;label&gt;<text:span text:style-name="T1">any string</text:span>&lt;/label&gt;<text:line-break/> <text:s text:c="10"/>&lt;hint&gt;<text:span text:style-name="T1">any string</text:span>&lt;/hint&gt;</text:p>
      <text:p text:style-name="P6"><text:s text:c="11"/>&lt;content&gt;</text:p>
      <text:p text:style-name="P6"><text:s text:c="13"/><text:span text:style-name="T1">any string</text:span></text:p>
      <text:p text:style-name="P6"><text:s text:c="11"/>&lt;/content&gt;</text:p>
      <text:p text:style-name="P6"><text:s text:c="9"/>&lt;/display&gt;</text:p>
      <text:p text:style-name="P6"><text:s text:c="9"/>&lt;display name=“<text:span text:style-name="T1">NCName</text:span>“ type=“<text:span text:style-name="T1">anyURI</text:span>“&gt;</text:p>
      <text:p text:style-name="P6"><text:s text:c="11"/>&lt;label&gt;<text:span text:style-name="T1">any string</text:span>&lt;/label&gt;<text:line-break/> <text:s text:c="10"/>&lt;hint&gt;<text:span text:style-name="T1">any string</text:span>&lt;/hint&gt;</text:p>
      <text:p text:style-name="P6"><text:s text:c="11"/>&lt;content&gt;</text:p>
      <text:p text:style-name="P6"><text:s text:c="13"/><text:span text:style-name="T1">any URI</text:span></text:p>
      <text:p text:style-name="P6"><text:s text:c="11"/>&lt;/content&gt;</text:p>
      <text:p text:style-name="P6"><text:s text:c="9"/>&lt;/display&gt;<text:line-break/> <text:s text:c="6"/>&lt;/form&gt;</text:p>
      <text:p text:style-name="P4"><text:s text:c="4"/>&lt;/invokeNode&gt;</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05T17:13:34.84</dc:date>
    <meta:editing-duration>PT08H19M40S</meta:editing-duration>
    <meta:editing-cycles>93</meta:editing-cycles>
    <meta:generator>OpenOffice.org/3.0$Win32 OpenOffice.org_project/300m15$Build-9379</meta:generator>
    <meta:document-statistic meta:table-count="4" meta:image-count="0" meta:object-count="0" meta:page-count="7" meta:paragraph-count="299" meta:word-count="793" meta:character-count="8498"/>
    <meta:user-defined meta:name="Info 1"/>
    <meta:user-defined meta:name="Info 2"/>
    <meta:user-defined meta:name="Info 3"/>
    <meta:user-defined meta:name="Info 4"/>
  </office:meta>
</office:document-meta>
</file>